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</table:table-row>
        <table:table-row table:style-name="ro2">
          <table:table-cell office:value-type="string" calcext:value-type="string">
            <text:p>Ahkmo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Akama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Akura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Arak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Band Memb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Boat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Candle Salesm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Dameo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Dock Master Mark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Festive Ko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Fish Salesm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Flagmaker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Ga-koro Guardswoman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Ga-Matoran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Ga-Trader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Gali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Not Very Festive Ko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Guardsman In-Training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Hahli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Hallucinating Le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table:style-name="ce2" office:value-type="string" calcext:value-type="string">
            <text:p>Harek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Hewtinii</text:p>
          </table:table-cell>
          <table:table-cell office:value-type="string" calcext:value-type="string">
            <text:p>Any</text:p>
          </table:table-cell>
        </table:table-row>
        <table:table-row table:style-name="ro2">
          <table:table-cell office:value-type="string" calcext:value-type="string">
            <text:p>Huk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Insane 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Iok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Jal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Jaute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Jhon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ahli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Kapur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aru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Kauri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Kewa Maste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halo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iev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it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-Matoran Astronome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-Matoran Guard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-Matoran Schola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h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hu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lhii Lover</text:p>
          </table:table-cell>
          <table:table-cell office:value-type="string" calcext:value-type="string">
            <text:p>Any</text:p>
          </table:table-cell>
        </table:table-row>
        <table:table-row table:style-name="ro2">
          <table:table-cell office:value-type="string" calcext:value-type="string">
            <text:p>Komar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mek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ng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pak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opek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uf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Kumo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Lar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Lava Farme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Le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Locked Out Le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Macku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Makuta</text:p>
          </table:table-cell>
          <table:table-cell office:value-type="string" calcext:value-type="string">
            <text:p>Male / Any</text:p>
          </table:table-cell>
        </table:table-row>
        <table:table-row table:style-name="ro2">
          <table:table-cell office:value-type="string" calcext:value-type="string">
            <text:p>Makuta Statue</text:p>
          </table:table-cell>
          <table:table-cell office:value-type="string" calcext:value-type="string">
            <text:p>Male / Any</text:p>
          </table:table-cell>
        </table:table-row>
        <table:table-row table:style-name="ro2">
          <table:table-cell office:value-type="string" calcext:value-type="string">
            <text:p>Maren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Matoran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Matoran Transport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Matoro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Meton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Midak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Min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Night Watch Guardsm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Niidok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Nixie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Nobu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Numa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Nuno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Nupar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Oki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Omak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Onep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Onu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Outcast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arh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aur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lant M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o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oar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od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oeka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Pohat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table:style-name="ce2" office:value-type="string" calcext:value-type="string">
            <text:p>Reka 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Scared Matoran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Seltra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Singing Min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Site Supervisor Keev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Statue Salesman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Strange Matoran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Ta-Koro Guard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-koro Guardsm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-koro Guardsman Daele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-Matoran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fall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Tah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ip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ka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ku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lok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mar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aphal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emple Mast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The Environmentalist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huei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ok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rad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Turaga Mata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uraga Nokama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string" calcext:value-type="string">
            <text:p>Turaga Nuju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uraga Onew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uraga Vakam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Turaga Whenua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Ukkar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>
            <text:p>Ussal Own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Ussal Waxer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office:value-type="string" calcext:value-type="string">
            <text:p>Yuma</text:p>
          </table:table-cell>
          <table:table-cell office:value-type="string" calcext:value-type="string">
            <text:p>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4T11:51:04.380000000</meta:creation-date>
    <dc:date>2024-04-04T12:30:27.289000000</dc:date>
    <meta:editing-duration>PT8M1S</meta:editing-duration>
    <meta:editing-cycles>1</meta:editing-cycles>
    <meta:document-statistic meta:table-count="1" meta:cell-count="240" meta:object-count="0"/>
    <meta:generator>LibreOffice/7.3.5.2$Windows_X86_64 LibreOffice_project/184fe81b8c8c30d8b5082578aee2fed2ea847c01</meta:generator>
  </office:meta>
</office:document-meta>
</file>